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4.099cm"/>
    </style:style>
    <style:style style:name="co4" style:family="table-column">
      <style:table-column-properties fo:break-before="auto" style:column-width="4.33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Услуга <text:s/></text:p>
          </table:table-cell>
          <table:table-cell office:value-type="string">
            <text:p>Проектирование</text:p>
          </table:table-cell>
          <table:table-cell office:value-type="string">
            <text:p>Отопление</text:p>
          </table:table-cell>
          <table:table-cell office:value-type="string">
            <text:p>Строительно-монтажные</text:p>
          </table:table-cell>
        </table:table-row>
        <table:table-row table:style-name="ro1">
          <table:table-cell office:value-type="string">
            <text:p>Договор <text:s/></text:p>
          </table:table-cell>
          <table:table-cell office:value-type="string">
            <text:p>Договор ГСН/ГСВ</text:p>
          </table:table-cell>
          <table:table-cell office:value-type="string">
            <text:p>?Договор поставки КО?</text:p>
          </table:table-cell>
          <table:table-cell office:value-type="string">
            <text:p>Договор СМР ГСВ/ГСН</text:p>
          </table:table-cell>
        </table:table-row>
        <table:table-row table:style-name="ro1">
          <table:table-cell table:number-columns-repeated="2"/>
          <table:table-cell office:value-type="string">
            <text:p>Договор на монтаж</text:p>
          </table:table-cell>
          <table:table-cell/>
        </table:table-row>
        <table:table-row table:style-name="ro1">
          <table:table-cell office:value-type="string">
            <text:p>Работы <text:s/></text:p>
          </table:table-cell>
          <table:table-cell office:value-type="string">
            <text:p>проект ГСН</text:p>
          </table:table-cell>
          <table:table-cell office:value-type="string">
            <text:p>подбор КО</text:p>
          </table:table-cell>
          <table:table-cell office:value-type="string">
            <text:p>монтаж ГСН</text:p>
          </table:table-cell>
        </table:table-row>
        <table:table-row table:style-name="ro1">
          <table:table-cell/>
          <table:table-cell office:value-type="string">
            <text:p>проект ГСВ</text:p>
          </table:table-cell>
          <table:table-cell office:value-type="string">
            <text:p>поставка КО</text:p>
          </table:table-cell>
          <table:table-cell office:value-type="string">
            <text:p>монтаж ГСВ</text:p>
          </table:table-cell>
        </table:table-row>
        <table:table-row table:style-name="ro1">
          <table:table-cell table:number-columns-repeated="2"/>
          <table:table-cell office:value-type="string">
            <text:p>монтаж КО</text:p>
          </table:table-cell>
          <table:table-cell/>
        </table:table-row>
      </table:table>
      <table:table table:name="Лист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0">20.02.2010</text:date>, <text:time>20:27:0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16T14:10:32</meta:creation-date>
    <dc:date>2010-02-20T20:27:01</dc:date>
    <meta:editing-duration>PT00H02M38S</meta:editing-duration>
    <meta:editing-cycles>2</meta:editing-cycles>
    <meta:generator>OpenOffice.org/3.1$Linux OpenOffice.org_project/310m19$Build-9420</meta:generator>
    <meta:document-statistic meta:table-count="3" meta:cell-count="17" meta:object-count="0"/>
  </office:meta>
</office:document-meta>
</file>